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150292" officeooo:paragraph-rsid="00150292"/>
    </style:style>
    <style:style style:name="P2" style:family="paragraph" style:parent-style-name="Standard">
      <style:paragraph-properties fo:text-align="start" style:justify-single-word="false"/>
      <style:text-properties style:font-name="Arial" officeooo:rsid="00150292" officeooo:paragraph-rsid="00150292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165338" officeooo:paragraph-rsid="00165338"/>
    </style:style>
    <style:style style:name="P4" style:family="paragraph" style:parent-style-name="Standard">
      <style:paragraph-properties fo:text-align="start" style:justify-single-word="false"/>
      <style:text-properties style:font-name="Arial" officeooo:rsid="00170ee4" officeooo:paragraph-rsid="00170ee4"/>
    </style:style>
    <style:style style:name="P5" style:family="paragraph" style:parent-style-name="Standard">
      <style:paragraph-properties fo:text-align="start" style:justify-single-word="false"/>
      <style:text-properties style:font-name="Arial" officeooo:rsid="00190419" officeooo:paragraph-rsid="00190419"/>
    </style:style>
    <style:style style:name="P6" style:family="paragraph" style:parent-style-name="Standard">
      <style:paragraph-properties fo:text-align="start" style:justify-single-word="false"/>
      <style:text-properties style:font-name="Arial" officeooo:rsid="001abbd1" officeooo:paragraph-rsid="001abbd1"/>
    </style:style>
    <style:style style:name="P7" style:family="paragraph" style:parent-style-name="Standard">
      <style:paragraph-properties fo:text-align="start" style:justify-single-word="false"/>
      <style:text-properties style:font-name="Arial" officeooo:rsid="001b0c16" officeooo:paragraph-rsid="001b0c16"/>
    </style:style>
    <style:style style:name="P8" style:family="paragraph" style:parent-style-name="Standard">
      <style:paragraph-properties fo:text-align="start" style:justify-single-word="false"/>
      <style:text-properties style:font-name="Arial" officeooo:rsid="001d6b63" officeooo:paragraph-rsid="001d6b63"/>
    </style:style>
    <style:style style:name="P9" style:family="paragraph" style:parent-style-name="Standard">
      <style:paragraph-properties fo:text-align="start" style:justify-single-word="false"/>
      <style:text-properties style:font-name="Arial" officeooo:rsid="00203ca2" officeooo:paragraph-rsid="00203ca2"/>
    </style:style>
    <style:style style:name="P10" style:family="paragraph" style:parent-style-name="Standard">
      <style:paragraph-properties fo:text-align="center" style:justify-single-word="false"/>
      <style:text-properties fo:color="#c9211e" loext:opacity="100%" style:font-name="Arial" officeooo:rsid="00150292" officeooo:paragraph-rsid="00150292"/>
    </style:style>
    <style:style style:name="T1" style:family="text">
      <style:text-properties officeooo:rsid="0019f579"/>
    </style:style>
    <style:style style:name="T2" style:family="text">
      <style:text-properties officeooo:rsid="001a7a38"/>
    </style:style>
    <style:style style:name="T3" style:family="text">
      <style:text-properties officeooo:rsid="001abbd1"/>
    </style:style>
    <style:style style:name="T4" style:family="text">
      <style:text-properties officeooo:rsid="001bc0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D6</text:p>
      <text:p text:style-name="P1"/>
      <text:p text:style-name="P2">Partie 1 :</text:p>
      <text:p text:style-name="P2"/>
      <text:p text:style-name="P3">1) <text:span text:style-name="T1">Par le droit d’auteur. Ce qui est protégé : le nom, le code source, </text:span><text:span text:style-name="T2">les interfaces graphiques et la documentation.</text:span></text:p>
      <text:p text:style-name="P3"/>
      <text:p text:style-name="P4">2) La seule condition est qu’il doit faire preuve d’originalité.</text:p>
      <text:p text:style-name="P4"/>
      <text:p text:style-name="P5">3) <text:span text:style-name="T3">Les droits patrimoniaux et moraux</text:span></text:p>
      <text:p text:style-name="P5"/>
      <text:p text:style-name="P6">4) Il appartient à l’auteur ou les auteurs (œuvre de collaboration)</text:p>
      <text:p text:style-name="P6"/>
      <text:p text:style-name="P7">5) <text:span text:style-name="T4">Déposer auprès de l’APP</text:span></text:p>
      <text:p text:style-name="P7"/>
      <text:p text:style-name="P7"/>
      <text:p text:style-name="P8">Partie 2</text:p>
      <text:p text:style-name="P8"/>
      <text:p text:style-name="P9">Est-il possible de s’opposer à la reproduction de l’image d’un proche décédé ?</text:p>
      <text:p text:style-name="P9">On peut s’opposer à la reproduction de l’image d’un proche décédé si on y éprouvre un préjudice personnel ou qu’il y est une atteinte a la memoire du defun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cas Da SIlveira</meta:initial-creator>
    <meta:creation-date>2023-10-20T13:34:41.728191285</meta:creation-date>
    <dc:date>2023-10-20T14:46:25.740482850</dc:date>
    <dc:creator>Lucas Da SIlveira</dc:creator>
    <meta:editing-duration>PT1H11M40S</meta:editing-duration>
    <meta:editing-cycles>11</meta:editing-cycles>
    <meta:generator>LibreOffice/7.5.7.1$Linux_X86_64 LibreOffice_project/50$Build-1</meta:generator>
    <meta:document-statistic meta:table-count="0" meta:image-count="0" meta:object-count="0" meta:page-count="1" meta:paragraph-count="10" meta:word-count="101" meta:character-count="566" meta:non-whitespace-character-count="475"/>
  </office:meta>
</office:document-meta>
</file>